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svg:stroke-color="#000000" draw:fill="none" draw:fill-color="#ffffff" fo:min-height="0.3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5.6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1.3cm" svg:x="7.5cm" svg:y="1.3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8cm" svg:y1="2.6cm" svg:x2="10.8cm" svg:y2="3.8cm">
          <text:p/>
        </draw:line>
        <draw:custom-shape draw:style-name="gr1" draw:text-style-name="P1" draw:layer="layout" svg:width="13.9cm" svg:height="2.6cm" svg:x="4.2cm" svg:y="3.8cm">
          <text:p text:style-name="P1">ASK THE INTEREST OF USER WHEN SIGN IN </text:p>
          <text:p text:style-name="P1">FOR THE FIRST TIME.</text:p>
          <text:p text:style-name="P1"><text:span text:style-name="T1">Controller =&gt; Registration, Function =&gt; add_target_interest</text:span></text:p>
          <text:p text:style-name="P1"><text:span text:style-name="T1">Views =&gt; REGISTRATIONS/add_target_interests.html.e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6.4cm" svg:x2="11cm" svg:y2="7.3cm">
          <text:p/>
        </draw:line>
        <draw:custom-shape draw:style-name="gr1" draw:text-style-name="P1" draw:layer="layout" svg:width="18.7cm" svg:height="2.5cm" svg:x="1.1cm" svg:y="7.3cm">
          <text:p text:style-name="P1">HAVE A LINK FOR 'TI' AT THE MAIN PAGE UNDER THE </text:p>
          <text:p text:style-name="P1">HEADING “DEAL ALERTS”.</text:p>
          <text:p text:style-name="P1"><text:span text:style-name="T1">Controller =&gt; Main, Function =&gt; index, add_delete_user_interests</text:span></text:p>
          <text:p text:style-name="P1"><text:span text:style-name="T1">Views =&gt; MAIN/_ti.html.erb, MAIN/index.html.e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2cm" svg:y1="9.8cm" svg:x2="11.2cm" svg:y2="10.8cm">
          <text:p/>
        </draw:line>
        <draw:custom-shape draw:style-name="gr1" draw:text-style-name="P1" draw:layer="layout" svg:width="18.9cm" svg:height="2.7cm" svg:x="1.1cm" svg:y="10.8cm">
          <text:p text:style-name="P1">HAVE A COLUMN OF “TI” IN THE 'WIZARD/FILTER' UNDER </text:p>
          <text:p text:style-name="P1">THE HEADING PREFERENCES ON MAIN PAGE.</text:p>
          <text:p text:style-name="P1"><text:span text:style-name="T1">Controller =&gt; Wizard, Function =&gt; filter</text:span></text:p>
          <text:p text:style-name="P1"><text:span text:style-name="T1">Views =&gt; WIZARD/_ti.html.erb, WIZARD/filter.html.e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13.5cm" svg:x2="11.4cm" svg:y2="14.6cm">
          <text:p/>
        </draw:line>
        <draw:custom-shape draw:style-name="gr1" draw:text-style-name="P1" draw:layer="layout" svg:width="18.527cm" svg:height="2.6cm" svg:x="1.273cm" svg:y="14.6cm">
          <text:p text:style-name="P1">USER CAN SET REMINDER FOR ANY <text:s/>'TI' AND USER GET </text:p>
          <text:p text:style-name="P1">NOTIFIED FOR THAT REMINDER.</text:p>
          <text:p text:style-name="P1"><text:span text:style-name="T1">Views =&gt; REMINDERS/index.html.erb</text:span></text:p>
          <text:p text:style-name="P1"><text:span text:style-name="T1"><text:tab/></text:span><text:span text:style-name="T1">USER_NOTIFIER/DEAL_ALERT/_target_interests_news.html.e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5cm" svg:y1="17.2cm" svg:x2="11.5cm" svg:y2="18.4cm">
          <text:p/>
        </draw:line>
        <draw:custom-shape draw:style-name="gr1" draw:text-style-name="P1" draw:layer="layout" svg:width="5.1cm" svg:height="1.3cm" svg:x="9cm" svg:y="18.4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7cm" svg:height="2.6cm" svg:x="1.2cm" svg:y="1.1cm">
          <text:p text:style-name="P1">FOR</text:p>
          <text:p text:style-name="P1">USER</text:p>
          <draw:enhanced-geometry svg:viewBox="0 0 21600 21600" draw:text-areas="800 800 20800 20800" draw:type="round-rectangular-callout" draw:modifiers="3099.05430964604 44993.77162629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5.6cm" svg:height="1.3cm" svg:x="7.9cm" svg:y="1.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8cm" svg:y1="2.7cm" svg:x2="10.8cm" svg:y2="3.9cm">
          <text:p/>
        </draw:line>
        <draw:custom-shape draw:style-name="gr1" draw:text-style-name="P1" draw:layer="layout" svg:width="18.8cm" svg:height="2.3cm" svg:x="1.2cm" svg:y="3.9cm">
          <text:p text:style-name="P1">CHECK BOX TAG FOR GENERIC</text:p>
          <text:p text:style-name="P1">COMPANIES.</text:p>
          <text:p text:style-name="P1"><text:span text:style-name="T1">Views =&gt; COMPANIES/_generic_companies.html.erb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8cm" svg:y1="6.2cm" svg:x2="10.8cm" svg:y2="7.2cm">
          <text:p/>
        </draw:line>
        <draw:custom-shape draw:style-name="gr1" draw:text-style-name="P1" draw:layer="layout" svg:width="18.7cm" svg:height="2.5cm" svg:x="1.2cm" svg:y="7.2cm">
          <text:p text:style-name="P1">HAVE A 'NT' COLUMN FOR NEWS.</text:p>
          <text:p text:style-name="P1"><text:span text:style-name="T1">Controller =&gt; ADMIN/news_controller.rb</text:span></text:p>
          <text:p text:style-name="P1"><text:span text:style-name="T1">Views =&gt; NEWS/_form.html.erb, _news_type_data.html.erb, _news.html.erb, </text:span></text:p>
          <text:p text:style-name="P1"><text:span text:style-name="T1">index.html.erb, show.html.erb, tc_news_audit.html.erb</text:span><text:span text:style-name="T1"><text:tab/></text:span><text:span text:style-name="T1"><text:tab/></text:span></text:p>
          <text:p text:style-name="P1"><text:span text:style-name="T1">USERS/_interest_form.html.e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9.4cm" svg:x2="10.8cm" svg:y2="10.4cm">
          <text:p/>
        </draw:line>
        <draw:custom-shape draw:style-name="gr1" draw:text-style-name="P1" draw:layer="layout" svg:width="18.7cm" svg:height="1.9cm" svg:x="1.2cm" svg:y="10.4cm">
          <text:p text:style-name="P1">HAVE A 'NT' COLUMN FOR NEWS SOURCES.</text:p>
          <text:p text:style-name="P1"><text:span text:style-name="T1">Controller =&gt; <text:s/>ADMIN/news_source_controller.rb</text:span></text:p>
          <text:p text:style-name="P1"><text:span text:style-name="T1">Views =&gt; NEWS_SOURCES/_feed.html.erb, </text:span><text:span text:style-name="T1"><text:tab/></text:span><text:span text:style-name="T1">edit.html.erb, 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cm" svg:y1="12.3cm" svg:x2="10.8cm" svg:y2="13.2cm">
          <text:p/>
        </draw:line>
        <draw:custom-shape draw:style-name="gr1" draw:text-style-name="P1" draw:layer="layout" svg:width="4.6cm" svg:height="1.6cm" svg:x="8.5cm" svg:y="13.2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3cm" svg:height="1.3cm" svg:x="2.8cm" svg:y="1.1cm">
          <text:p text:style-name="P1">ADMIN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5.2cm" svg:height="1.2cm" svg:x="8.6cm" svg:y="20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2cm" svg:y1="21.7cm" svg:x2="11.2cm" svg:y2="22.8cm">
          <text:p/>
        </draw:line>
        <draw:custom-shape draw:style-name="gr1" draw:text-style-name="P1" draw:layer="layout" svg:width="17.5cm" svg:height="2.7cm" svg:x="2.2cm" svg:y="22.7cm">
          <text:p text:style-name="P1">INCLUSION OF NT FOR <text:s/>DEVELOPERS IN API/V1</text:p>
          <text:p text:style-name="P1">Controller =&gt; API/V1/news_controller.rb,</text:p>
          <text:p text:style-name="P1"><text:s/>news_types_controller.rb,<text:tab/>users_controller.rb</text:p>
          <text:p text:style-name="P1">Views =&gt; HOME/developer_guide.html.erb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cm" svg:height="1.8cm" svg:x="8.9cm" svg:y="26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3cm" svg:y1="25.3cm" svg:x2="11.3cm" svg:y2="26.7cm">
          <text:p/>
        </draw:line>
        <draw:custom-shape draw:style-name="gr3" draw:text-style-name="P1" draw:layer="layout" svg:width="4.7cm" svg:height="1.4cm" svg:x="4.5cm" svg:y="19.6cm">
          <text:p text:style-name="P1">DEVELOPER</text:p>
          <draw:enhanced-geometry svg:viewBox="0 0 21600 21600" draw:text-areas="800 800 20800 20800" draw:type="round-rectangular-callout" draw:modifiers="5748.05360561583 44973.019271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" draw:text-style-name="P1" draw:layer="layout" svg:width="5.1cm" svg:height="1cm" svg:x="8.4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9cm" svg:y1="2.3cm" svg:x2="10.9cm" svg:y2="3.2cm">
          <text:p/>
        </draw:line>
        <draw:custom-shape draw:style-name="gr1" draw:text-style-name="P1" draw:layer="layout" svg:width="17.8cm" svg:height="1.9cm" svg:x="2cm" svg:y="3.2cm">
          <text:p text:style-name="P1">FETCH NEWS.</text:p>
          <text:p text:style-name="P1"><text:span text:style-name="T1">FILES =&gt; LIB/linksv.rb, news_hunter.rb, news_grinder.rb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cm" svg:y1="5.1cm" svg:x2="11cm" svg:y2="5.8cm">
          <text:p/>
        </draw:line>
        <draw:custom-shape draw:style-name="gr1" draw:text-style-name="P1" draw:layer="layout" svg:width="7.7cm" svg:height="3.2cm" svg:x="7.2cm" svg:y="5.8cm">
          <text:p text:style-name="P1">IS 'NT' </text:p>
          <text:p text:style-name="P1">SPECIFIED OR </text:p>
          <text:p text:style-name="P1">NO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0.976cm" svg:y1="9.024cm" svg:x2="10.976cm" svg:y2="10.324cm">
          <text:p/>
        </draw:line>
        <draw:frame draw:style-name="gr4" draw:layer="layout" svg:width="1.8cm" svg:height="0.962cm" svg:x="10.8cm" svg:y="8.9cm">
          <draw:text-box>
            <text:p>YES</text:p>
          </draw:text-box>
        </draw:frame>
        <draw:custom-shape draw:style-name="gr1" draw:text-style-name="P1" draw:layer="layout" svg:width="10.1cm" svg:height="2.2cm" svg:x="5.9cm" svg:y="10.6cm">
          <text:p text:style-name="P1">TAG 'NT' TO THE NEW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cm" svg:y1="7.4cm" svg:x2="6.1cm" svg:y2="7.4cm">
          <text:p/>
        </draw:line>
        <draw:custom-shape draw:style-name="gr1" draw:text-style-name="P1" xml:id="id1" draw:id="id1" draw:layer="layout" svg:width="4.7cm" svg:height="1.7cm" svg:x="1.4cm" svg:y="6.5cm">
          <text:p text:style-name="P1">TAG 'NT' </text:p>
          <text:p text:style-name="P1">AS NIL</text:p>
          <draw:enhanced-geometry svg:viewBox="0 0 21600 21600" draw:type="rectangle" draw:enhanced-path="M 0 0 L 21600 0 21600 21600 0 21600 0 0 Z N"/>
        </draw:custom-shape>
        <draw:frame draw:style-name="gr5" draw:layer="layout" svg:width="1.5cm" svg:height="0.962cm" svg:x="6.1cm" svg:y="6.4cm">
          <draw:text-box>
            <text:p>NO</text:p>
          </draw:text-box>
        </draw:frame>
        <draw:line draw:style-name="gr2" draw:text-style-name="P1" xml:id="id2" draw:id="id2" draw:layer="layout" svg:x1="11.1cm" svg:y1="12.8cm" svg:x2="11.1cm" svg:y2="13.7cm">
          <text:p/>
        </draw:line>
        <draw:connector draw:style-name="gr2" draw:text-style-name="P1" draw:layer="layout" draw:type="curve" svg:x1="3.75cm" svg:y1="8.2cm" svg:x2="11.1cm" svg:y2="13.7cm" draw:start-shape="id1" draw:start-glue-point="2" draw:end-shape="id2" draw:end-glue-point="2" svg:d="m3750 8200c0 3667 2450 5500 7350 5500" svg:viewBox="0 0 7351 5501">
          <text:p/>
        </draw:connector>
        <draw:custom-shape draw:style-name="gr1" draw:text-style-name="P1" draw:layer="layout" svg:width="11.8cm" svg:height="2.8cm" svg:x="1.9cm" svg:y="13.8cm">
          <text:p text:style-name="P1">FIND THE TARGET INTEREST OF DIFF. </text:p>
          <text:p text:style-name="P1">USERS AND MAKE THE SPECIFIED</text:p>
          <text:p text:style-name="P1"><text:s/>NEWS WITH SPECIFIC 'NT' AS </text:p>
          <text:p text:style-name="P1">INTERESTING FOR THEM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3cm" svg:y1="16.6cm" svg:x2="11.3cm" svg:y2="17.4cm">
          <text:p/>
        </draw:line>
        <draw:custom-shape draw:style-name="gr1" draw:text-style-name="P1" draw:layer="layout" svg:width="14.2cm" svg:height="2.7cm" svg:x="4.2cm" svg:y="17.4cm">
          <text:p text:style-name="P1">WHEN USER DEMARK ANY 'NT' OR 'TI', </text:p>
          <text:p text:style-name="P1">DELETE NEWS OF SPECIFIED 'TI'</text:p>
          <text:p text:style-name="P1"><text:s/>FROM HIS PAGE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cm" svg:y1="20.1cm" svg:x2="11.4cm" svg:y2="21cm">
          <text:p/>
        </draw:line>
        <draw:custom-shape draw:style-name="gr1" draw:text-style-name="P1" draw:layer="layout" svg:width="14.2cm" svg:height="2.5cm" svg:x="4.3cm" svg:y="21.2cm">
          <text:p text:style-name="P1">GENERATE CSV REPORT FOR </text:p>
          <text:p text:style-name="P1">MARKETING DEPT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6cm" svg:y1="23.7cm" svg:x2="11.6cm" svg:y2="24.5cm">
          <text:p/>
        </draw:line>
        <draw:custom-shape draw:style-name="gr1" draw:text-style-name="P1" draw:layer="layout" svg:width="8.2cm" svg:height="1cm" svg:x="7.6cm" svg:y="24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4cm" svg:height="5.905cm" svg:x="13cm" svg:y="5.7cm">
          <draw:text-box>
            <text:p text:style-name="P1"><text:span text:style-name="T1">MODELS/news.rb</text:span></text:p>
            <text:p text:style-name="P1"><text:span text:style-name="T1">Functions =&gt; news_headline,</text:span></text:p>
            <text:p text:style-name="P1"><text:span text:style-name="T1">news_headline_without type</text:span></text:p>
            <text:p text:style-name="P1"><text:span text:style-name="T1">news_type,</text:span></text:p>
            <text:p text:style-name="P1"><text:span text:style-name="T1">Self.get_summary</text:span></text:p>
            <text:p text:style-name="P1"><text:span text:style-name="T1">Interesting, </text:span></text:p>
            <text:p text:style-name="P1"><text:span text:style-name="T1">Interesting_by_news_type,</text:span></text:p>
            <text:p text:style-name="P1"><text:span text:style-name="T1">Self.find_by_target_interest</text:span></text:p>
          </draw:text-box>
        </draw:frame>
        <draw:custom-shape draw:style-name="gr1" draw:text-style-name="P2" draw:layer="layout" svg:width="6.3cm" svg:height="4.5cm" svg:x="13.7cm" svg:y="12.9cm">
          <text:p text:style-name="P1"><text:span text:style-name="T1">MODELS =&gt; interesting_news.rb,</text:span></text:p>
          <text:p text:style-name="P1"><text:span text:style-name="T1">(self.bulk_process_on_news_creation)</text:span></text:p>
          <text:p text:style-name="P1"><text:span text:style-name="T1">User.rb</text:span></text:p>
          <text:p text:style-name="P1"><text:span text:style-name="T1">Functions =&gt; news_type_ids,</text:span></text:p>
          <text:p text:style-name="P1"><text:span text:style-name="T1">fetch_news, is_news_type_interest, </text:span></text:p>
          <text:p text:style-name="P1"><text:span text:style-name="T1">has_defined_news_interest_filters,</text:span></text:p>
          <text:p text:style-name="P1"><text:span text:style-name="T1">Self.user_report,</text:span></text:p>
          <text:p text:style-name="P1"><text:span text:style-name="T1">Self.generate_report_rows.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8.1cm" svg:height="1.2cm" svg:x="6.4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4cm" svg:y1="2.5cm" svg:x2="10.4cm" svg:y2="3.6cm">
          <text:p/>
        </draw:line>
        <draw:custom-shape draw:style-name="gr1" draw:text-style-name="P1" draw:layer="layout" svg:width="19cm" svg:height="3.1cm" svg:x="1cm" svg:y="3.4cm">
          <text:p text:style-name="P1">TI on right panels</text:p>
          <text:p text:style-name="P1"><text:span text:style-name="T1">Db =&gt; news_types</text:span></text:p>
          <text:p text:style-name="P1"><text:span text:style-name="T1">Views =&gt; main/_ti.html.erb</text:span></text:p>
          <text:p text:style-name="P1"><text:span text:style-name="T1">JS =&gt; application.js, methods =&gt; add_delete_interests</text:span></text:p>
          <text:p text:style-name="P1"><text:span text:style-name="T1">Controller =&gt; main/add_delete_user_interest</text:span></text:p>
          <text:p text:style-name="P1"><text:span text:style-name="T1">Views =&gt; filter_wizard_path, </text:span><text:span text:style-name="T2">_ti.html.erb(wizard)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6.482cm" svg:x2="10.5cm" svg:y2="7.482cm">
          <text:p/>
        </draw:line>
        <draw:custom-shape draw:style-name="gr1" draw:text-style-name="P1" draw:layer="layout" svg:width="19cm" svg:height="3.3cm" svg:x="1cm" svg:y="7.3cm">
          <text:p text:style-name="P1">News on TI's page</text:p>
          <text:p text:style-name="P1"><text:span text:style-name="T1">Controller =&gt; news/fetch_news</text:span></text:p>
          <text:p text:style-name="P1"><text:span text:style-name="T1">Models =&gt; news.rb, fn -&gt; find_by_target_interests</text:span></text:p>
          <text:p text:style-name="P1"><text:span text:style-name="T1">JS =&gt; application.js, fn -&gt; companyautocomplete</text:span></text:p>
          <text:p text:style-name="P1"><text:span text:style-name="T1">Views =&gt; rm/companies/list.js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cm" svg:y1="10.6cm" svg:x2="10.6cm" svg:y2="11.6cm">
          <text:p/>
        </draw:line>
        <draw:custom-shape draw:style-name="gr1" draw:text-style-name="P1" draw:layer="layout" svg:width="5.9cm" svg:height="0.9cm" svg:x="7.6cm" svg:y="11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0.9cm" svg:x="7.6cm" svg:y="12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cm" svg:y1="13.8cm" svg:x2="10.5cm" svg:y2="14.7cm">
          <text:p/>
        </draw:line>
        <draw:custom-shape draw:style-name="gr1" draw:text-style-name="P1" draw:layer="layout" svg:width="19cm" svg:height="3cm" svg:x="1cm" svg:y="14.6cm">
          <text:p text:style-name="P1"/>
          <text:p text:style-name="P1">Email News to user on TI</text:p>
          <text:p text:style-name="P1"><text:span text:style-name="T1">LIB =&gt; news_delivery.rb</text:span></text:p>
          <text:p text:style-name="P1"><text:span text:style-name="T1">MODELS =&gt; user.rb, </text:span></text:p>
          <text:p text:style-name="P1"><text:span text:style-name="T1">fn -&gt; self.email_news, ti_email_news(task), </text:span></text:p>
          <text:p text:style-name="P1"><text:span text:style-name="T1">user.generate_and_send_ti_news_alert(off_the_record, for_days, test_run)</text:span></text:p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cm" svg:y1="17.6cm" svg:x2="10.5cm" svg:y2="18.5cm">
          <text:p/>
        </draw:line>
        <draw:custom-shape draw:style-name="gr1" draw:text-style-name="P1" draw:layer="layout" svg:width="6.8cm" svg:height="1.3cm" svg:x="7.1cm" svg:y="18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cm" svg:height="2.6cm" svg:x="1.9cm" svg:y="1cm">
          <text:p text:style-name="P1">UI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4.6cm" svg:height="2cm" svg:x="1.5cm" svg:y="12.6cm">
          <text:p text:style-name="P1">EMAIL news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VPREET SINGH</meta:initial-creator>
    <meta:creation-date>2013-12-20T13:04:35</meta:creation-date>
    <dc:date>2013-12-26T13:54:20</dc:date>
    <dc:creator>NAVPREET SINGH</dc:creator>
    <meta:editing-duration>PT5H56M22S</meta:editing-duration>
    <meta:editing-cycles>5</meta:editing-cycles>
    <meta:generator>LibreOffice/4.0.2.2$Linux_x86 LibreOffice_project/400m0$Build-2</meta:generator>
    <meta:document-statistic meta:object-count="64"/>
  </office:meta>
</office:document-meta>
</file>